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Noto Sans Devanagari" svg:font-family="'Noto Sans Devanagari'" style:font-family-generic="system" style:font-pitch="variable"/>
    <style:font-face style:name="文泉驿微米黑" svg:font-family="文泉驿微米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默认-subtitle">
      <style:graphic-properties draw:fill-color="#ffffff" fo:min-height="12.179cm"/>
    </style:style>
    <style:style style:name="pr2" style:family="presentation" style:parent-style-name="默认-notes">
      <style:graphic-properties draw:fill-color="#ffffff" fo:min-height="12.572cm"/>
    </style:style>
    <style:style style:name="pr3" style:family="presentation" style:parent-style-name="默认-outline1">
      <style:graphic-properties fo:min-height="11.929cm"/>
    </style:style>
    <style:style style:name="pr4" style:family="presentation" style:parent-style-name="默认-title">
      <style:graphic-properties fo:min-height="3.506cm"/>
    </style:style>
    <style:style style:name="P1" style:family="paragraph">
      <loext:graphic-properties draw:fill-color="#ffffff"/>
    </style:style>
    <style:style style:name="P2" style:family="paragraph">
      <loext:graphic-properties draw:fill-color="#ffffff"/>
      <style:text-properties style:font-size-asian="20pt"/>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text-style-name="P1" draw:layer="layout" svg:width="25.199cm" svg:height="12.179cm" svg:x="1.4cm" svg:y="4.914cm" presentation:class="subtitle">
          <draw:text-box>
            <text:p>利用用神经网络降维</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3" draw:layer="layout" svg:width="25.199cm" svg:height="14.579cm" svg:x="1.6cm" svg:y="2.821cm" presentation:class="outline" presentation:user-transformed="true">
          <draw:text-box>
            <text:list text:style-name="L2">
              <text:list-item>
                <text:p>特征降维的应用</text:p>
                <text:list>
                  <text:list-header>
                    <text:p/>
                    <text:list>
                      <text:list-item>
                        <text:p>分类，</text:p>
                      </text:list-item>
                      <text:list-item>
                        <text:p>视觉化，</text:p>
                      </text:list-item>
                      <text:list-item>
                        <text:p>通信</text:p>
                      </text:list-item>
                      <text:list-item>
                        <text:p>大数据存储<text:tab/></text:p>
                      </text:list-item>
                    </text:list>
                  </text:list-header>
                </text:list>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PCA</text:p>
          </draw:text-box>
        </draw:frame>
        <draw:frame presentation:style-name="pr3" draw:layer="layout" svg:width="25.199cm" svg:height="12.179cm" svg:x="1.4cm" svg:y="4.914cm" presentation:class="outline">
          <draw:text-box>
            <text:list text:style-name="L2">
              <text:list-header>
                <text:p/>
                <text:p/>
                <text:p>寻找数据集合最大偏差方向</text:p>
                <text:p>映射数据集到此方向，获得主成分</text:p>
              </text:list-header>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主要工作</text:p>
          </draw:text-box>
        </draw:frame>
        <draw:frame presentation:style-name="pr3" draw:layer="layout" svg:width="25.199cm" svg:height="12.179cm" svg:x="1.4cm" svg:y="4.914cm" presentation:class="outline" presentation:user-transformed="true">
          <draw:text-box>
            <text:list text:style-name="L2">
              <text:list-header>
                <text:p>提出了一个有效的初始化权值的 方法</text:p>
                <text:p/>
                <text:p>利用深度自动编码网络来学习得到初始权值</text:p>
                <text:p/>
                <text:p>降维的效果上好于主成分分析。</text:p>
              </text:list-header>
            </text:list>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3" draw:layer="layout" svg:width="25.199cm" svg:height="12.179cm" svg:x="1.4cm" svg:y="4.914cm" presentation:class="outline" presentation:user-transformed="true">
          <draw:text-box>
            <text:list text:style-name="L2">
              <text:list-header>
                <text:p/>
                <text:p/>
                <text:p text:style-name="P3">多层自动编码器网络</text:p>
              </text:list-header>
            </text:list>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随机初始化权重，通过最小化原始数据及其重建数据之间的差异，进行训练。</text:p>
                <text:p>利用链规则来反馈错误，首先通过解码网络（Decoder），然后通过编码网络（Encoder），可以获得梯度。</text:p>
              </text:list-header>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解决的问题</text:p>
          </draw:text-box>
        </draw:frame>
        <draw:frame presentation:style-name="pr3" draw:layer="layout" svg:width="25.199cm" svg:height="12.179cm" svg:x="1.4cm" svg:y="4.914cm" presentation:class="outline">
          <draw:text-box>
            <text:list text:style-name="L2">
              <text:list-header>
                <text:p/>
                <text:p/>
                <text:p text:style-name="P3">提出了一种改进的特征提取方法</text:p>
              </text:list-header>
            </text:list>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默认"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 text:style-name="P3">解决思路</text:p>
                <text:p/>
                <text:p>如果初始权值比较接近最优解，那么就能能过梯度下降法很快训练得到最优解</text:p>
                <text:p/>
              </text:list-header>
            </text:list>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默认"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header>
                <text:p>但是通过一次学习一层特征的算法来找出这样的初始权值非常困难</text:p>
              </text:list-header>
            </text:list>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默认"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list text:style-name="L1">
              <text:list-header>
                <text:p>挫折 </text:p>
              </text:list-header>
            </text:list>
          </draw:text-box>
        </draw:frame>
        <draw:frame presentation:style-name="pr3" draw:layer="layout" svg:width="25.199cm" svg:height="12.179cm" svg:x="1.4cm" svg:y="4.914cm" presentation:class="outline" presentation:user-transformed="true">
          <draw:text-box>
            <text:list text:style-name="L2">
              <text:list-header>
                <text:p/>
              </text:list-header>
              <text:list-item>
                <text:p>最优化有多层隐藏层（2－4层）的非线性自编码器的权值比较困难。</text:p>
              </text:list-item>
              <text:list-item>
                <text:p>使用大量的初始大参数，自编码器容易陷入局部最优</text:p>
              </text:list-item>
              <text:list-item>
                <text:p>使用小的初始化参数，前几层的梯度 较小，使自编码器 的多层训练变得不可行</text:p>
                <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解决措施</text:p>
          </draw:text-box>
        </draw:frame>
        <draw:frame presentation:style-name="pr3" draw:layer="layout" svg:width="25.199cm" svg:height="12.179cm" svg:x="1.4cm" svg:y="4.914cm" presentation:class="outline" presentation:user-transformed="true">
          <draw:text-box>
            <text:list text:style-name="L2">
              <text:list-header>
                <text:p/>
              </text:list-header>
              <text:list-item>
                <text:p>通过“预训练”可以得到比较接近最优解的初始权值。</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算法</text:p>
          </draw:text-box>
        </draw:frame>
        <draw:frame presentation:style-name="pr3" draw:layer="layout" svg:width="25.199cm" svg:height="12.179cm" svg:x="1.4cm" svg:y="4.914cm" presentation:class="outline">
          <draw:text-box>
            <text:list text:style-name="L2">
              <text:list-item>
                <text:p>Pretraining－－RBM模型，获得一个比较好的初始W。通过CD-1算法先获得参数W、b的初始值</text:p>
              </text:list-item>
              <text:list-item>
                <text:p>Unrolling－－根据encode的输出，获得重构图像的过程</text:p>
              </text:list-item>
              <text:list-item>
                <text:p>Fine-tuning－－随机梯度下降，参数调整</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默认" presentation:presentation-page-layout-name="AL2T1">
        <office:forms form:automatic-focus="false" form:apply-design-mode="false"/>
        <draw:frame presentation:style-name="pr3" draw:layer="layout" svg:width="25.199cm" svg:height="14.579cm" svg:x="1.6cm" svg:y="2.821cm" presentation:class="outline" presentation:user-transformed="true">
          <draw:text-box>
            <text:list text:style-name="L2">
              <text:list-header>
                <text:p>具体地</text:p>
                <text:p/>
              </text:list-header>
              <text:list-item>
                <text:p>训练完一层网络之后，生成数据作为学习第二层特征的输入。</text:p>
              </text:list-item>
              <text:list-item>
                <text:p>第一层的特征探测子成为第二层RBM的可见元。</text:p>
              </text:list-item>
              <text:list-item>
                <text:p>逐层学习－－&gt;权重最优</text:p>
                <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默认"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item>
                <text:p>在预训练多层特征探测器之后，该模型是“"unfolded" 以产生最初使用相同权重的编码器和解码器网络。 </text:p>
              </text:list-item>
              <text:list-item>
                <text:p>全局微调阶段然后用确定性的实值概率代替随机活动，并通过整个自动编码器使用反向传播来微调权重以实现最佳重构<text:tab/></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code</text:p>
          </draw:text-box>
        </draw:frame>
        <draw:frame presentation:style-name="pr3" draw:layer="layout" svg:width="25.199cm" svg:height="12.179cm" svg:x="1.4cm" svg:y="4.914cm" presentation:class="outline">
          <draw:text-box>
            <text:list text:style-name="L2">
              <text:list-item>
                <text:p>1.加载数据集，并转换为.mat格式，即代码中的converter.m；</text:p>
                <text:p/>
              </text:list-item>
              <text:list-item>
                <text:p>2.依次预训练4个rbm，并把前一个rbm的输入作为后一个rbm的输入，见rbm.m；</text:p>
                <text:p/>
              </text:list-item>
              <text:list-item>
                <text:p>3.把4个rbm展开成图1中的“Unrolling”部分，计算该网络的代价函数及其对各权值的偏导数，见CG_MNIST.m；</text:p>
                <text:p/>
              </text:list-item>
              <text:list-item>
                <text:p>4.利用共轭梯度下降法对代价函数进行优化，见minimize.m。</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默认" presentation:presentation-page-layout-name="AL2T1">
        <office:forms form:automatic-focus="false" form:apply-design-mode="false"/>
        <draw:frame presentation:style-name="pr3" draw:layer="layout" svg:width="25.199cm" svg:height="12.179cm" svg:x="1.4cm" svg:y="4.914cm" presentation:class="outline" presentation:user-transformed="true">
          <draw:text-box>
            <text:list text:style-name="L2">
              <text:list-header>
                <text:p>逐层学习算法 </text:p>
                <text:list>
                  <text:list-header>
                    <text:p>是一个有效去预训练深度编码器的权值的方法</text:p>
                  </text:list-header>
                </text:list>
              </text:list-header>
            </text:list>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处理连续数据</text:p>
          </draw:text-box>
        </draw:frame>
        <draw:frame presentation:style-name="pr3" draw:layer="layout" svg:width="25.199cm" svg:height="12.179cm" svg:x="1.4cm" svg:y="4.914cm" presentation:class="outline">
          <draw:text-box>
            <text:list text:style-name="L2">
              <text:list-header>
                <text:p/>
              </text:list-header>
              <text:list-item>
                <text:p>第一层RBM隐藏元保持二进制，可见元使用高斯噪音处理过的线性单元取代(10)。</text:p>
                <text:p/>
              </text:list-item>
              <text:list-item>
                <text:p>噪音单元变量，隐藏元的随机更新规则不变，</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实验</text:p>
          </draw:text-box>
        </draw:frame>
        <draw:frame presentation:style-name="pr3" draw:layer="layout" svg:width="25.199cm" svg:height="12.179cm" svg:x="1.4cm" svg:y="4.914cm" presentation:class="outline" presentation:user-transformed="true">
          <draw:text-box>
            <text:list text:style-name="L2">
              <text:list-header>
                <text:p/>
              </text:list-header>
              <text:list-item>
                <text:p>使用逻辑斯特输出单元在自编码器</text:p>
              </text:list-item>
              <text:list-item>
                <text:p>学习的 参数微调阶段使用 最小化 交叉熵损失</text:p>
                <text:p/>
              </text:list-item>
              <text:list-item>
                <text:p>经过预训练可以很大地降低训练时间</text:p>
              </text:list-item>
              <text:list-item>
                <text:p>参数相同时，深度自编码器 可以比浅层模型 产生更低的重建误差，但是这种 优势会随着参数增长而递减。</text:p>
                <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默认"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检验结果</text:p>
          </draw:text-box>
        </draw:frame>
        <draw:frame presentation:style-name="pr3" draw:layer="layout" svg:width="25.199cm" svg:height="12.179cm" svg:x="1.4cm" svg:y="4.914cm" presentation:class="outline">
          <draw:text-box>
            <text:list text:style-name="L2">
              <text:list-item>
                <text:p>提取所有的MINIST训练集的 编码－－取得了比PCA更好的重建结果</text:p>
              </text:list-item>
              <text:list-item>
                <text:p>当训练用于文档，自编码器产生 允许快速检索的 编码。</text:p>
              </text:list-item>
              <text:list-item>
                <text:p>逐层预训练 用于 分类和回归。降低了MNIST手写数字识别错误率</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疑问</text:p>
          </draw:text-box>
        </draw:frame>
        <draw:frame presentation:style-name="pr3" draw:layer="layout" svg:width="25.199cm" svg:height="12.179cm" svg:x="1.4cm" svg:y="4.914cm" presentation:class="outline" presentation:user-transformed="true">
          <draw:text-box>
            <text:list text:style-name="L2">
              <text:list-item>
                <text:p>可以看出：增加一个额外的层一般可以促进更低的逻辑概率边界，此时应假定每层特征检测子的数目不减少并且他们的初始权值被正确初始化。</text:p>
              </text:list-item>
              <text:list-item>
                <text:p>这个约束不能应用于当一个更高的层具有更少的特征探测子的情况</text:p>
                <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问题</text:p>
          </draw:text-box>
        </draw:frame>
        <draw:frame presentation:style-name="pr3" draw:layer="layout" svg:width="25.199cm" svg:height="12.179cm" svg:x="1.4cm" svg:y="4.914cm" presentation:class="outline">
          <draw:text-box>
            <text:list text:style-name="L2">
              <text:list-item>
                <text:p>为什么先升维２０００</text:p>
              </text:list-item>
              <text:list-item>
                <text:p>为什么非监督提取权重＋监督分类</text:p>
              </text:list-item>
              <text:list-item>
                <text:p>自动编码器来源</text:p>
              </text:list-item>
              <text:list-item>
                <text:p>PCA认识区别，联系</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为什么先升维</text:p>
          </draw:text-box>
        </draw:frame>
        <draw:frame presentation:style-name="pr3" draw:layer="layout" svg:width="25.199cm" svg:height="12.179cm" svg:x="1.4cm" svg:y="4.914cm" presentation:class="outline">
          <draw:text-box>
            <text:list text:style-name="L2">
              <text:list-header>
                <text:p>28* 28-400-200-100-50-25-6</text:p>
                <text:p/>
              </text:list-header>
              <text:list-item>
                <text:p>784-1000-500-250-30 自编码器 提取所有的MINIST训练集的 编码</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默认" presentation:presentation-page-layout-name="AL2T1">
        <office:forms form:automatic-focus="false" form:apply-design-mode="false"/>
        <draw:frame presentation:style-name="pr4" draw:layer="layout" svg:width="25.199cm" svg:height="3.651cm" svg:x="1.4cm" svg:y="0.765cm" presentation:class="title" presentation:user-transformed="true">
          <draw:text-box>
            <text:p>为什么无监督预训练有助于深度学习？</text:p>
          </draw:text-box>
        </draw:frame>
        <draw:frame presentation:style-name="pr3" draw:layer="layout" svg:width="25.199cm" svg:height="12.179cm" svg:x="1.4cm" svg:y="4.914cm" presentation:class="outline" presentation:user-transformed="true">
          <draw:text-box>
            <text:list text:style-name="L2">
              <text:list-item>
                <text:p>先进行逐层贪婪无监督预训练，然后进行监督微调</text:p>
                <text:p/>
              </text:list-item>
              <text:list-item>
                <text:p>无监督预训练可以增加深层网络的鲁棒性</text:p>
              </text:list-item>
              <text:list-item>
                <text:p>增加无预训练结构的深度，会增加找到差的明显局部最小值的可能性</text:p>
              </text:list-item>
              <text:list-item>
                <text:p>预训练网络可以始终有更好的泛化</text:p>
              </text:list-item>
              <text:list-item>
                <text:p>预训练网络比没有预训练网络可以定性地学习到不同的特征</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自动编码器来源</text:p>
          </draw:text-box>
        </draw:frame>
        <draw:frame presentation:style-name="pr3" draw:layer="layout" svg:width="25.199cm" svg:height="12.179cm" svg:x="1.4cm" svg:y="4.914cm" presentation:class="outline">
          <draw:text-box>
            <text:list text:style-name="L2">
              <text:list-item>
                <text:p>1986 年Rumelhart 提出自动编码器的概念</text:p>
              </text:list-item>
              <text:list-item>
                <text:p>Learning representations by back-propagating errors</text:p>
                <text:p/>
              </text:list-item>
              <text:list-item>
                <text:p>编码器h = f(x) </text:p>
              </text:list-item>
              <text:list-item>
                <text:p>解码器r = g(h)</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默认"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item>
                <text:p>将原始样例的n维特征变成了k维，这k维就是原始特征在k维上的投影。</text:p>
              </text:list-item>
              <text:list-item>
                <text:p>线性变换</text:p>
                <text:p/>
                <text:p/>
              </text:list-item>
            </text:list>
          </draw:text-box>
        </draw:frame>
        <draw:frame presentation:style-name="pr4" draw:layer="layout" svg:width="25.199cm" svg:height="3.506cm" svg:x="1.401cm" svg:y="0.837cm" presentation:class="title" presentation:user-transformed="true">
          <draw:text-box>
            <text:p>ＰＣＡ</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默认" presentation:presentation-page-layout-name="AL2T1">
        <office:forms form:automatic-focus="false" form:apply-design-mode="false"/>
        <draw:frame presentation:style-name="pr4" draw:layer="layout" svg:width="25.199cm" svg:height="3.506cm" svg:x="1.4cm" svg:y="0.837cm" presentation:class="title">
          <draw:text-box>
            <text:p>步骤</text:p>
          </draw:text-box>
        </draw:frame>
        <draw:frame presentation:style-name="pr3" draw:layer="layout" svg:width="25.199cm" svg:height="12.179cm" svg:x="1.4cm" svg:y="4.914cm" presentation:class="outline">
          <draw:text-box>
            <text:list text:style-name="L2">
              <text:list-item>
                <text:p>分别求m个n维的样本每一列的平均值，然后对于所有的样例，都减去对应的均值</text:p>
              </text:list-item>
              <text:list-item>
                <text:p>求特征协方差矩阵</text:p>
              </text:list-item>
              <text:list-item>
                <text:p>求协方差的特征值和特征向量</text:p>
              </text:list-item>
              <text:list-item>
                <text:p>将特征值按照从大到小的顺序排序，选择其中最大的k个，然后将其对应的k个特征向量分别作为列向量组成特征向量矩阵。（n*k）维</text:p>
              </text:list-item>
              <text:list-item>
                <text:p>将样本点投影到选取的特征向量上</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Noto Sans Devanagari" svg:font-family="'Noto Sans Devanagari'" style:font-family-generic="system" style:font-pitch="variable"/>
    <style:font-face style:name="文泉驿微米黑" svg:font-family="文泉驿微米黑"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文泉驿微米黑" style:font-size-asian="24pt" style:language-asian="zh" style:country-asian="CN" style:font-name-complex="文泉驿微米黑"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文泉驿微米黑" style:font-family-asian="文泉驿微米黑"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文泉驿微米黑" style:font-family-asian="文泉驿微米黑"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文泉驿微米黑" style:font-family-asian="文泉驿微米黑"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文泉驿微米黑" style:font-family-asian="文泉驿微米黑"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文泉驿微米黑" style:font-family-asian="文泉驿微米黑"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397cm"/>
    </style:style>
    <style:style style:name="Mpr3" style:family="presentation" style:parent-style-name="默认-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style:handout-master>
    <style:master-page style:name="默认" style:page-layout-name="PM1" draw:style-name="Mdp1">
      <office:forms form:automatic-focus="false" form:apply-design-mode="false"/>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编号&gt;</text:page-number></text:span></text:p>
        </draw:text-box>
      </draw:frame>
      <presentation:notes style:page-layout-name="PM0">
        <office:forms form:automatic-focus="false" form:apply-design-mode="false"/>
        <draw:page-thumbnail presentation:style-name="默认-title" draw:layer="backgroundobjects" svg:width="13.968cm" svg:height="10.476cm" svg:x="3.81cm" svg:y="2.123cm" presentation:class="page"/>
        <draw:frame presentation:style-name="默认-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5T20:35:52.438544382</meta:creation-date>
    <dc:date>2018-04-28T10:42:23.302461779</dc:date>
    <meta:editing-duration>PT10H24M21S</meta:editing-duration>
    <meta:editing-cycles>83</meta:editing-cycles>
    <meta:generator>LibreOffice/5.4.6.2$Linux_X86_64 LibreOffice_project/40m0$Build-2</meta:generator>
    <meta:document-statistic meta:object-count="116"/>
  </office:meta>
</office:document-meta>
</file>